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inkService.process( RequestProcessorAspect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LinkService.getLinkURI( Event event ,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getRefreshLink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setDefaultPort( int default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isInternalParameter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nkService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nkService.setInternalParameters( List internal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nkService.getRefreshLinkURI( Boolean sec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nkService.setDefaultSecurePort( int defaultSecu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DefaultLink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addParameter( StringBuffer buffer , String name , String value , boolean has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nkService.addEvent( StringBuffer buffer , Event event , boolean has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nkService.getLinkURI( List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get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nkService.addParameterToLink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nkService.setRequestParameterName( String request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addEventToLink(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nkService.createUrl( List events , List parameterDescriptions , Boolean secur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faultLinkService.addUniqueParameterToLink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nkService.getLinkURI( List events , Boolean secur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efaultLinkServic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nkService.getLinkURI(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